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kem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First Locatio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Changes?</text:p>
          </table:table-cell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Mudkip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ype change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formula="of:=COUNTIF([.E2]:[.F$1:.F$1048576];&quot;Normal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chic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formula="of:=COUNTIF([.E2]:[.F$1:.F$1048576];&quot;Fire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eeko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office:value-type="string" calcext:value-type="string">
            <text:p>Water</text:p>
          </table:table-cell>
          <table:table-cell table:formula="of:=COUNTIF([.E2]:[.F$1:.F$1048576];&quot;Water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nsweet</text:p>
          </table:table-cell>
          <table:table-cell office:value-type="string" calcext:value-type="string">
            <text:p>R1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Electric</text:p>
          </table:table-cell>
          <table:table-cell table:formula="of:=COUNTIF([.E2]:[.F$1:.F$1048576];&quot;Electric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lipup</text:p>
          </table:table-cell>
          <table:table-cell office:value-type="string" calcext:value-type="string">
            <text:p>R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Grass</text:p>
          </table:table-cell>
          <table:table-cell table:formula="of:=COUNTIF([.E2]:[.F$1:.F$1048576];&quot;Grass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R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e-pseudo’d</text:p>
          </table:table-cell>
          <table:table-cell table:number-columns-repeated="4"/>
          <table:table-cell office:value-type="string" calcext:value-type="string">
            <text:p>Ice</text:p>
          </table:table-cell>
          <table:table-cell table:formula="of:=COUNTIF([.E2]:[.F$1:.F$1048576];&quot;Ice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R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Buffed into regular line</text:p>
          </table:table-cell>
          <table:table-cell table:number-columns-repeated="4"/>
          <table:table-cell office:value-type="string" calcext:value-type="string">
            <text:p>Fighting</text:p>
          </table:table-cell>
          <table:table-cell table:formula="of:=COUNTIF([.E2]:[.F$1:.F$1048576];&quot;Fighting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mper</text:p>
          </table:table-cell>
          <table:table-cell office:value-type="string" calcext:value-type="string">
            <text:p>R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lectric</text:p>
          </table:table-cell>
          <table:table-cell table:number-columns-repeated="6"/>
          <table:table-cell office:value-type="string" calcext:value-type="string">
            <text:p>Poison</text:p>
          </table:table-cell>
          <table:table-cell table:formula="of:=COUNTIF([.E2]:[.F$1:.F$1048576];&quot;Poison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kipek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+30 Def</text:p>
          </table:table-cell>
          <table:table-cell table:number-columns-repeated="4"/>
          <table:table-cell office:value-type="string" calcext:value-type="string">
            <text:p>Ground</text:p>
          </table:table-cell>
          <table:table-cell table:formula="of:=COUNTIF([.E2]:[.F$1:.F$1048576]; &quot;Ground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ckruff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office:value-type="string" calcext:value-type="string">
            <text:p>Flying</text:p>
          </table:table-cell>
          <table:table-cell table:formula="of:=COUNTIF([.E2]:[.F$1:.F$1048576];&quot;Flying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ts</text:p>
          </table:table-cell>
          <table:table-cell office:value-type="string" calcext:value-type="string">
            <text:p>R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office:value-type="string" calcext:value-type="string">
            <text:p>Psychic</text:p>
          </table:table-cell>
          <table:table-cell table:formula="of:=COUNTIF([.E2]:[.F$1:.F$1048576];&quot;Psychic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Buffed into regular line</text:p>
          </table:table-cell>
          <table:table-cell table:number-columns-repeated="4"/>
          <table:table-cell office:value-type="string" calcext:value-type="string">
            <text:p>Bug</text:p>
          </table:table-cell>
          <table:table-cell table:formula="of:=COUNTIF([.E2]:[.F$1:.F$1048576];&quot;Bug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phish</text:p>
          </table:table-cell>
          <table:table-cell office:value-type="string" calcext:value-type="string">
            <text:p>Petalbu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office:value-type="string" calcext:value-type="string">
            <text:p>Rock</text:p>
          </table:table-cell>
          <table:table-cell table:formula="of:=COUNTIF([.E2]:[.F$1:.F$1048576];&quot;Roc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cklett</text:p>
          </table:table-cell>
          <table:table-cell office:value-type="string" calcext:value-type="string">
            <text:p>Petalbu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 buffs, mostly attack + more coverage in Swanna learnset</text:p>
          </table:table-cell>
          <table:table-cell table:number-columns-repeated="4"/>
          <table:table-cell office:value-type="string" calcext:value-type="string">
            <text:p>Ghost</text:p>
          </table:table-cell>
          <table:table-cell table:formula="of:=COUNTIF([.E2]:[.F$1:.F$1048576];&quot;Ghost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extra moves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table:formula="of:=COUNTIF([.E2]:[.F$1:.F$1048576];&quot;Dragon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neon</text:p>
          </table:table-cell>
          <table:table-cell office:value-type="string" calcext:value-type="string">
            <text:p>R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special atk/def buff + new moves</text:p>
          </table:table-cell>
          <table:table-cell table:number-columns-repeated="4"/>
          <table:table-cell office:value-type="string" calcext:value-type="string">
            <text:p>Dark</text:p>
          </table:table-cell>
          <table:table-cell table:formula="of:=COUNTIF([.E2]:[.F$1:.F$1048576];&quot;Dar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General stat buffs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formula="of:=COUNTIF([.E2]:[.F$1:.F$1048576];&quot;Stee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tik</text:p>
          </table:table-cell>
          <table:table-cell office:value-type="string" calcext:value-type="string">
            <text:p>P W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office:value-type="string" calcext:value-type="string">
            <text:p>Fairy</text:p>
          </table:table-cell>
          <table:table-cell table:formula="of:=COUNTIF([.E2]:[.F$1:.F$1048576];&quot;Fairy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elull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Special atk restored to Gen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iefly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R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De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leep</text:p>
          </table:table-cell>
          <table:table-cell office:value-type="string" calcext:value-type="string">
            <text:p>??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ura</text:p>
          </table:table-cell>
          <table:table-cell office:value-type="string" calcext:value-type="string">
            <text:p>??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R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-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cham</text:p>
          </table:table-cell>
          <table:table-cell office:value-type="string" calcext:value-type="string">
            <text:p>R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R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eneral stat buff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hing, it’s just getting put everywhere for come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relp</text:p>
          </table:table-cell>
          <table:table-cell office:value-type="string" calcext:value-type="string">
            <text:p>Dew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ble</text:p>
          </table:table-cell>
          <table:table-cell office:value-type="string" calcext:value-type="string">
            <text:p>Granite C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e-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per</text:p>
          </table:table-cell>
          <table:table-cell office:value-type="string" calcext:value-type="string">
            <text:p>Granite C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ett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aggy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ggenrola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R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 buffs (+10 HP, +25 Sp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stat buffs (+15 hp, +10 atk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mer-A</text:p>
          </table:table-cell>
          <table:table-cell office:value-type="string" calcext:value-type="string">
            <text:p>R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 buffs (+15 hp, +10 atk)</text:p>
          </table:table-cell>
          <table:table-cell table:number-columns-repeated="6"/>
        </table:table-row>
      </table:table>
      <table:table table:name="TM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ast Updat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raining Kiss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lame Charge</text:p>
          </table:table-cell>
          <table:table-cell office:value-type="string" calcext:value-type="string">
            <text:p>Slateport</text:p>
          </table:table-cell>
        </table:table-row>
      </table:table>
      <table:table table:name="Item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ld Ro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talburg</text:p>
          </table:table-cell>
          <table:table-cell office:value-type="string" calcext:value-type="string">
            <text:p>Given after first Wally event.</text:p>
          </table:table-cell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Dewford</text:p>
          </table:table-cell>
          <table:table-cell office:value-type="string" calcext:value-type="string">
            <text:p>Given to you by Old Rod Merchan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Vacuum Wave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Draining Kiss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Flame Cha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3:38:22.3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00:30:35.215000000</dc:date>
    <meta:editing-duration>PT11H51M18S</meta:editing-duration>
    <meta:editing-cycles>9</meta:editing-cycles>
    <meta:generator>LibreOffice/7.2.4.1$Windows_X86_64 LibreOffice_project/27d75539669ac387bb498e35313b970b7fe9c4f9</meta:generator>
    <meta:document-statistic meta:table-count="3" meta:cell-count="356" meta:object-count="0"/>
  </office:meta>
</office:document-meta>
</file>